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Preformatted_20_Text" style:list-style-name="L2">
      <style:text-properties fo:color="#c9211e" loext:opacity="100%" fo:font-weight="bold" style:font-weight-asian="bold" style:font-weight-complex="bold"/>
    </style:style>
    <style:style style:name="P6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 style:list-style-name="L2">
      <style:paragraph-properties style:writing-mode="lr-tb"/>
    </style:style>
    <style:style style:name="P8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T1" style:family="text">
      <style:text-properties fo:color="#c9211e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w to Restrict ECS Web App Access to Your Company's Network</text:span></text:h>
      <text:p text:style-name="Text_20_body">If you want <text:span text:style-name="Strong_20_Emphasis">only employees on your company's network</text:span> to access your ECS web app, follow these steps:</text:p>
      <text:p text:style-name="Horizontal_20_Line"/>
      <text:h text:style-name="Heading_20_2" text:outline-level="2"><text:span text:style-name="Strong_20_Emphasis">✅ Step 1: Deploy ECS in a Private Subnet</text:span></text:h>
      <text:list text:style-name="L1">
        <text:list-item>
          <text:p text:style-name="P1"><text:span text:style-name="Strong_20_Emphasis">Use a Private VPC Subnet</text:span></text:p>
          <text:list>
            <text:list-item>
              <text:p text:style-name="P2">Make sure your ECS tasks and load balancer are in a <text:span text:style-name="Strong_20_Emphasis">private subnet</text:span>.</text:p>
            </text:list-item>
            <text:list-item>
              <text:p text:style-name="P2">This prevents direct access from the internet.</text:p>
            </text:list-item>
          </text:list>
        </text:list-item>
        <text:list-item>
          <text:p text:style-name="P1"><text:span text:style-name="Strong_20_Emphasis">Use an Internal ALB (Application Load Balancer)</text:span></text:p>
          <text:list>
            <text:list-item>
              <text:p text:style-name="P2">When creating an <text:span text:style-name="Strong_20_Emphasis">Application Load Balancer (ALB)</text:span> for your ECS service:</text:p>
              <text:list>
                <text:list-item>
                  <text:p text:style-name="P2">Choose <text:span text:style-name="Strong_20_Emphasis">"Internal"</text:span> instead of "Internet-facing."</text:p>
                </text:list-item>
              </text:list>
            </text:list-item>
            <text:list-item>
              <text:p text:style-name="P1">This ensures the ALB is <text:span text:style-name="Strong_20_Emphasis">only accessible from inside your VPC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✅ Step 2: Restrict Access in the Security Group</text:span></text:h>
      <text:list text:style-name="L2">
        <text:list-item>
          <text:p text:style-name="P3"><text:span text:style-name="Strong_20_Emphasis">Modify the Security Group of the ALB</text:span></text:p>
          <text:list>
            <text:list-item>
              <text:p text:style-name="P4"><text:span text:style-name="Strong_20_Emphasis">Go to</text:span> AWS Console → EC2 → Security Groups → Edit inbound rules.</text:p>
            </text:list-item>
            <text:list-item>
              <text:p text:style-name="P4"><text:span text:style-name="Strong_20_Emphasis">Allow only your company's IP range</text:span>:</text:p>
              <text:list>
                <text:list-item>
                  <text:p text:style-name="P3">If your company’s <text:span text:style-name="Strong_20_Emphasis">public IP range</text:span> is <text:span text:style-name="Source_20_Text">203.0.113.0/24</text:span>, add this inbound rule:</text:p>
                  <text:p text:style-name="P5">yaml</text:p>
                  <text:p text:style-name="P5">CopyEdit</text:p>
                  <text:p text:style-name="P6"><text:span text:style-name="Source_20_Text"><text:span text:style-name="T1">Protocol: TCP</text:span></text:span></text:p>
                  <text:p text:style-name="P7"><text:span text:style-name="Source_20_Text"><text:span text:style-name="T1">Port Range: 80, 443</text:span></text:span></text:p>
                  <text:p text:style-name="P8"><text:span text:style-name="Source_20_Text"><text:span text:style-name="T1">Source: 203.0.113.0/24</text:span></text:span></text:p>
                </text:list-item>
                <text:list-item>
                  <text:p text:style-name="P4">This blocks all other external users.</text:p>
                </text:list-item>
              </text:list>
            </text:list-item>
          </text:list>
        </text:list-item>
        <text:list-item>
          <text:p text:style-name="P3"><text:span text:style-name="Strong_20_Emphasis">Modify the Security Group of ECS Tasks</text:span></text:p>
          <text:list>
            <text:list-item>
              <text:p text:style-name="P3">The ECS task's security group should allow <text:span text:style-name="Strong_20_Emphasis">only traffic from the ALB</text:span>:</text:p>
              <text:p text:style-name="P5">vbnet</text:p>
              <text:p text:style-name="P5">CopyEdit</text:p>
              <text:p text:style-name="P6"><text:span text:style-name="Source_20_Text"><text:span text:style-name="T1">Protocol: TCP</text:span></text:span></text:p>
              <text:p text:style-name="P7"><text:span text:style-name="Source_20_Text"><text:span text:style-name="T1">Port Range: 80, 443</text:span></text:span></text:p>
              <text:p text:style-name="P8"><text:span text:style-name="Source_20_Text"><text:span text:style-name="T1">Source: ALB Security Group</text:span></text:span></text:p>
            </text:list-item>
            <text:list-item>
              <text:p text:style-name="P3">This prevents direct access to ECS task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3:08:20.358000000</meta:creation-date>
    <dc:date>2025-01-29T13:09:45.592000000</dc:date>
    <meta:editing-duration>PT1M25S</meta:editing-duration>
    <meta:editing-cycles>1</meta:editing-cycles>
    <meta:document-statistic meta:table-count="0" meta:image-count="0" meta:object-count="0" meta:page-count="1" meta:paragraph-count="29" meta:word-count="223" meta:character-count="1169" meta:non-whitespace-character-count="1000"/>
    <meta:generator>LibreOffice/24.8.4.1$Windows_X86_64 LibreOffice_project/1be9007f5d86a3741c366527d13e2970cbeef057</meta:generator>
  </office:meta>
</office:document-meta>
</file>